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24839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24839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24839" style:font-name="Arial" style:font-size-asian="10pt" style:font-size-complex="10pt"/>
    </style:style>
    <style:style style:family="paragraph" style:name="P9" style:parent-style-name="UrbanBody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124839"/>
    </style:style>
    <style:style style:family="paragraph" style:name="P13" style:parent-style-name="UrbanTitle">
      <style:text-properties fo:font-size="14pt" officeooo:paragraph-rsid="00124839" style:font-name="arial" style:font-size-asian="14pt" style:font-size-complex="14pt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10"/>
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licence_view.get_parcels()</text:text-input></text:p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name="Section1" text:style-name="Sect1">
        <text:list text:style-name="L1" xml:id="list2909067857">
          <text:list-item>
            <text:p text:style-name="P11"><text:span text:style-name="T8"><office:annotation><dc:creator>Stéphan Geulette</dc:creator><dc:date>2011-03-31T15:08:14</dc:date><text:p text:style-name="P14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15">do text </text:span></text:p><text:p text:style-name="P14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9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24839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24839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24839" style:font-name="Arial" style:font-size-asian="10pt" style:font-size-complex="10pt"/>
    </style:style>
    <style:style style:family="paragraph" style:name="P9" style:parent-style-name="UrbanBody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124839"/>
    </style:style>
    <style:style style:family="paragraph" style:name="P13" style:parent-style-name="UrbanTitle">
      <style:text-properties fo:font-size="14pt" officeooo:paragraph-rsid="00124839" style:font-name="arial" style:font-size-asian="14pt" style:font-size-complex="14pt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10"/>
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licence_view.get_parcels()</text:text-input></text:p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name="Section1" text:style-name="Sect1">
        <text:list text:style-name="L1" xml:id="list2909067857">
          <text:list-item>
            <text:p text:style-name="P11"><text:span text:style-name="T8"><office:annotation><dc:creator>Stéphan Geulette</dc:creator><dc:date>2011-03-31T15:08:14</dc:date><text:p text:style-name="P14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15">do text </text:span></text:p><text:p text:style-name="P14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9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24839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24839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24839" style:font-name="Arial" style:font-size-asian="10pt" style:font-size-complex="10pt"/>
    </style:style>
    <style:style style:family="paragraph" style:name="P9" style:parent-style-name="UrbanBody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124839"/>
    </style:style>
    <style:style style:family="paragraph" style:name="P13" style:parent-style-name="UrbanTitle">
      <style:text-properties fo:font-size="14pt" officeooo:paragraph-rsid="00124839" style:font-name="arial" style:font-size-asian="14pt" style:font-size-complex="14pt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10"/>
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licence_view.get_parcels()</text:text-input></text:p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name="Section1" text:style-name="Sect1">
        <text:list text:style-name="L1" xml:id="list2909067857">
          <text:list-item>
            <text:p text:style-name="P11"><text:span text:style-name="T8"><office:annotation><dc:creator>Stéphan Geulette</dc:creator><dc:date>2011-03-31T15:08:14</dc:date><text:p text:style-name="P14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15">do text </text:span></text:p><text:p text:style-name="P14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9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24839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24839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24839" style:font-name="Arial" style:font-size-asian="10pt" style:font-size-complex="10pt"/>
    </style:style>
    <style:style style:family="paragraph" style:name="P9" style:parent-style-name="UrbanBody">
      <style:paragraph-properties fo:text-align="start" style:justify-single-word="false"/>
      <style:text-properties fo:font-size="11pt" fo:font-style="normal" fo:font-weight="normal" officeooo:paragraph-rsid="0012483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124839"/>
    </style:style>
    <style:style style:family="paragraph" style:name="P13" style:parent-style-name="UrbanTitle">
      <style:text-properties fo:font-size="14pt" officeooo:paragraph-rsid="00124839" style:font-name="arial" style:font-size-asian="14pt" style:font-size-complex="14pt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10"/>
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licence_view.get_parcels()</text:text-input></text:p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name="Section1" text:style-name="Sect1">
        <text:list text:style-name="L1" xml:id="list2909067857">
          <text:list-item>
            <text:p text:style-name="P11"><text:span text:style-name="T8"><office:annotation><dc:creator>Stéphan Geulette</dc:creator><dc:date>2011-03-31T15:08:14</dc:date><text:p text:style-name="P14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15">do text </text:span></text:p><text:p text:style-name="P14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9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7:52.494923288</dc:date>
    <dc:language>fr-FR</dc:language>
    <meta:editing-cycles>99</meta:editing-cycles>
    <meta:editing-duration>P1DT9H52M2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